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39000001726F368439.png" manifest:media-type="image/png"/>
  <manifest:file-entry manifest:full-path="Pictures/1000000000000139000001729781C761.png" manifest:media-type="image/png"/>
  <manifest:file-entry manifest:full-path="Pictures/1000000000000139000001722254EDE9.png" manifest:media-type="image/png"/>
  <manifest:file-entry manifest:full-path="Pictures/100000000000001200000171778A9B5E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T1" style:family="text">
      <style:text-properties fo:color="#000000" loext:opacity="100%" style:font-name="DejaVuSans" fo:font-size="10pt" fo:font-weight="normal" style:font-name-asian="DejaVuSans" style:font-size-asian="10pt" style:font-weight-asian="normal" style:font-name-complex="DejaVuSans" style:font-size-complex="10pt" style:font-weight-complex="normal"/>
    </style:style>
    <style:style style:name="T2" style:family="text">
      <style:text-properties fo:color="#000000" loext:opacity="100%" style:font-name="DejaVuSans" fo:font-size="12pt" fo:font-weight="normal" style:font-name-asian="DejaVuSans" style:font-size-asian="12pt" style:font-weight-asian="normal" style:font-name-complex="DejaVuSans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7.947cm" svg:height="9.387cm" svg:x="1.263cm" svg:y="1.101cm" svg:viewBox="0 0 7948 9388" draw:points="0,0 7948,0 7948,9388 0,9388">
          <text:p/>
        </draw:polygon>
        <draw:frame draw:style-name="gr2" draw:text-style-name="P2" draw:layer="layout" svg:width="7.949cm" svg:height="9.397cm" svg:x="1.263cm" svg:y="1.091cm">
          <draw:image xlink:href="Pictures/1000000000000139000001726F368439.png" xlink:type="simple" xlink:show="embed" xlink:actuate="onLoad" draw:mime-type="image/png">
            <text:p/>
          </draw:image>
        </draw:frame>
        <draw:line draw:style-name="gr3" draw:text-style-name="P2" draw:layer="layout" svg:x1="1.263cm" svg:y1="10.488cm" svg:x2="1.263cm" svg:y2="10.612cm">
          <text:p/>
        </draw:line>
        <draw:line draw:style-name="gr3" draw:text-style-name="P2" draw:layer="layout" svg:x1="3.25cm" svg:y1="10.488cm" svg:x2="3.25cm" svg:y2="10.612cm">
          <text:p/>
        </draw:line>
        <draw:frame draw:style-name="gr4" draw:text-style-name="P4" draw:layer="layout" svg:width="0.352cm" svg:height="0.412cm" svg:x="1.151cm" svg:y="10.676cm">
          <draw:text-box>
            <text:p text:style-name="P3"><text:span text:style-name="T1">0</text:span></text:p>
          </draw:text-box>
        </draw:frame>
        <draw:line draw:style-name="gr3" draw:text-style-name="P2" draw:layer="layout" svg:x1="5.237cm" svg:y1="10.488cm" svg:x2="5.237cm" svg:y2="10.612cm">
          <text:p/>
        </draw:line>
        <draw:frame draw:style-name="gr4" draw:text-style-name="P4" draw:layer="layout" svg:width="0.352cm" svg:height="0.412cm" svg:x="3.138cm" svg:y="10.676cm">
          <draw:text-box>
            <text:p text:style-name="P3"><text:span text:style-name="T1">1</text:span></text:p>
          </draw:text-box>
        </draw:frame>
        <draw:line draw:style-name="gr3" draw:text-style-name="P2" draw:layer="layout" svg:x1="7.223cm" svg:y1="10.488cm" svg:x2="7.223cm" svg:y2="10.612cm">
          <text:p/>
        </draw:line>
        <draw:frame draw:style-name="gr4" draw:text-style-name="P4" draw:layer="layout" svg:width="0.352cm" svg:height="0.412cm" svg:x="5.125cm" svg:y="10.676cm">
          <draw:text-box>
            <text:p text:style-name="P3"><text:span text:style-name="T1">2</text:span></text:p>
          </draw:text-box>
        </draw:frame>
        <draw:line draw:style-name="gr3" draw:text-style-name="P2" draw:layer="layout" svg:x1="9.21cm" svg:y1="10.488cm" svg:x2="9.21cm" svg:y2="10.612cm">
          <text:p/>
        </draw:line>
        <draw:frame draw:style-name="gr4" draw:text-style-name="P4" draw:layer="layout" svg:width="0.352cm" svg:height="0.412cm" svg:x="7.112cm" svg:y="10.676cm">
          <draw:text-box>
            <text:p text:style-name="P3"><text:span text:style-name="T1">3</text:span></text:p>
          </draw:text-box>
        </draw:frame>
        <draw:frame draw:style-name="gr4" draw:text-style-name="P4" draw:layer="layout" svg:width="0.352cm" svg:height="0.412cm" svg:x="9.099cm" svg:y="10.676cm">
          <draw:text-box>
            <text:p text:style-name="P3"><text:span text:style-name="T1">4</text:span></text:p>
          </draw:text-box>
        </draw:frame>
        <draw:line draw:style-name="gr3" draw:text-style-name="P2" draw:layer="layout" svg:x1="1.263cm" svg:y1="10.488cm" svg:x2="1.139cm" svg:y2="10.488cm">
          <text:p/>
        </draw:line>
        <draw:frame draw:style-name="gr4" draw:text-style-name="P4" draw:layer="layout" svg:width="0.971cm" svg:height="0.412cm" svg:x="4.75cm" svg:y="11.159cm">
          <draw:text-box>
            <text:p text:style-name="P3"><text:span text:style-name="T1">X (m)</text:span></text:p>
          </draw:text-box>
        </draw:frame>
        <draw:line draw:style-name="gr3" draw:text-style-name="P2" draw:layer="layout" svg:x1="1.263cm" svg:y1="8.611cm" svg:x2="1.139cm" svg:y2="8.611cm">
          <text:p/>
        </draw:line>
        <draw:frame draw:style-name="gr4" draw:text-style-name="P4" draw:layer="layout" svg:width="0.352cm" svg:height="0.412cm" svg:x="0.792cm" svg:y="10.295cm">
          <draw:text-box>
            <text:p text:style-name="P3"><text:span text:style-name="T1">0</text:span></text:p>
          </draw:text-box>
        </draw:frame>
        <draw:line draw:style-name="gr3" draw:text-style-name="P2" draw:layer="layout" svg:x1="1.263cm" svg:y1="6.733cm" svg:x2="1.139cm" svg:y2="6.733cm">
          <text:p/>
        </draw:line>
        <draw:frame draw:style-name="gr4" draw:text-style-name="P4" draw:layer="layout" svg:width="0.352cm" svg:height="0.412cm" svg:x="0.792cm" svg:y="8.418cm">
          <draw:text-box>
            <text:p text:style-name="P3"><text:span text:style-name="T1">1</text:span></text:p>
          </draw:text-box>
        </draw:frame>
        <draw:line draw:style-name="gr3" draw:text-style-name="P2" draw:layer="layout" svg:x1="1.263cm" svg:y1="4.856cm" svg:x2="1.139cm" svg:y2="4.856cm">
          <text:p/>
        </draw:line>
        <draw:frame draw:style-name="gr4" draw:text-style-name="P4" draw:layer="layout" svg:width="0.352cm" svg:height="0.412cm" svg:x="0.792cm" svg:y="6.54cm">
          <draw:text-box>
            <text:p text:style-name="P3"><text:span text:style-name="T1">2</text:span></text:p>
          </draw:text-box>
        </draw:frame>
        <draw:line draw:style-name="gr3" draw:text-style-name="P2" draw:layer="layout" svg:x1="1.263cm" svg:y1="2.978cm" svg:x2="1.139cm" svg:y2="2.978cm">
          <text:p/>
        </draw:line>
        <draw:frame draw:style-name="gr4" draw:text-style-name="P4" draw:layer="layout" svg:width="0.352cm" svg:height="0.412cm" svg:x="0.792cm" svg:y="4.663cm">
          <draw:text-box>
            <text:p text:style-name="P3"><text:span text:style-name="T1">3</text:span></text:p>
          </draw:text-box>
        </draw:frame>
        <draw:line draw:style-name="gr3" draw:text-style-name="P2" draw:layer="layout" svg:x1="1.263cm" svg:y1="1.101cm" svg:x2="1.139cm" svg:y2="1.101cm">
          <text:p/>
        </draw:line>
        <draw:frame draw:style-name="gr4" draw:text-style-name="P4" draw:layer="layout" svg:width="0.352cm" svg:height="0.412cm" svg:x="0.792cm" svg:y="2.785cm">
          <draw:text-box>
            <text:p text:style-name="P3"><text:span text:style-name="T1">4</text:span></text:p>
          </draw:text-box>
        </draw:frame>
        <draw:frame draw:style-name="gr4" draw:text-style-name="P4" draw:layer="layout" svg:width="0.352cm" svg:height="0.412cm" svg:x="0.792cm" svg:y="0.908cm">
          <draw:text-box>
            <text:p text:style-name="P3"><text:span text:style-name="T1">5</text:span></text:p>
          </draw:text-box>
        </draw:frame>
        <draw:line draw:style-name="gr5" draw:text-style-name="P2" draw:layer="layout" svg:x1="1.263cm" svg:y1="10.488cm" svg:x2="1.263cm" svg:y2="1.101cm">
          <text:p/>
        </draw:line>
        <draw:line draw:style-name="gr5" draw:text-style-name="P2" draw:layer="layout" svg:x1="9.21cm" svg:y1="10.488cm" svg:x2="9.21cm" svg:y2="1.101cm">
          <text:p/>
        </draw:line>
        <draw:line draw:style-name="gr5" draw:text-style-name="P2" draw:layer="layout" svg:x1="1.263cm" svg:y1="10.488cm" svg:x2="9.21cm" svg:y2="10.488cm">
          <text:p/>
        </draw:line>
        <draw:line draw:style-name="gr5" draw:text-style-name="P2" draw:layer="layout" svg:x1="1.263cm" svg:y1="1.101cm" svg:x2="9.21cm" svg:y2="1.101cm">
          <text:p/>
        </draw:line>
        <draw:frame draw:style-name="gr4" draw:text-style-name="P4" draw:layer="layout" svg:width="0.945cm" svg:height="0.412cm" draw:transform="rotate (1.5707963267949) translate (0.25cm 6.269cm)">
          <draw:text-box>
            <text:p text:style-name="P3"><text:span text:style-name="T1">Y (m)</text:span></text:p>
          </draw:text-box>
        </draw:frame>
        <draw:frame draw:style-name="gr6" draw:text-style-name="P5" draw:layer="layout" svg:width="4.038cm" svg:height="0.497cm" svg:x="3cm" svg:y="0.5cm">
          <draw:text-box>
            <text:p text:style-name="P3"><text:span text:style-name="T2">Razão cíclica = 0,2</text:span></text:p>
          </draw:text-box>
        </draw:frame>
        <draw:polygon draw:style-name="gr1" draw:text-style-name="P1" draw:layer="layout" svg:width="7.937cm" svg:height="9.387cm" svg:x="9.971cm" svg:y="1.104cm" svg:viewBox="0 0 7938 9388" draw:points="0,0 7938,0 7938,9388 0,9388">
          <text:p/>
        </draw:polygon>
        <draw:frame draw:style-name="gr2" draw:text-style-name="P2" draw:layer="layout" svg:width="7.949cm" svg:height="9.397cm" svg:x="9.971cm" svg:y="1.094cm">
          <draw:image xlink:href="Pictures/1000000000000139000001722254EDE9.png" xlink:type="simple" xlink:show="embed" xlink:actuate="onLoad" draw:mime-type="image/png">
            <text:p/>
          </draw:image>
        </draw:frame>
        <draw:line draw:style-name="gr3" draw:text-style-name="P2" draw:layer="layout" svg:x1="9.971cm" svg:y1="10.491cm" svg:x2="9.971cm" svg:y2="10.615cm">
          <text:p/>
        </draw:line>
        <draw:line draw:style-name="gr3" draw:text-style-name="P2" draw:layer="layout" svg:x1="11.955cm" svg:y1="10.491cm" svg:x2="11.955cm" svg:y2="10.615cm">
          <text:p/>
        </draw:line>
        <draw:frame draw:style-name="gr4" draw:text-style-name="P4" draw:layer="layout" svg:width="0.352cm" svg:height="0.412cm" svg:x="9.859cm" svg:y="10.679cm">
          <draw:text-box>
            <text:p text:style-name="P3"><text:span text:style-name="T1">0</text:span></text:p>
          </draw:text-box>
        </draw:frame>
        <draw:line draw:style-name="gr3" draw:text-style-name="P2" draw:layer="layout" svg:x1="13.939cm" svg:y1="10.491cm" svg:x2="13.939cm" svg:y2="10.615cm">
          <text:p/>
        </draw:line>
        <draw:frame draw:style-name="gr4" draw:text-style-name="P4" draw:layer="layout" svg:width="0.352cm" svg:height="0.412cm" svg:x="11.843cm" svg:y="10.679cm">
          <draw:text-box>
            <text:p text:style-name="P3"><text:span text:style-name="T1">1</text:span></text:p>
          </draw:text-box>
        </draw:frame>
        <draw:line draw:style-name="gr3" draw:text-style-name="P2" draw:layer="layout" svg:x1="15.923cm" svg:y1="10.491cm" svg:x2="15.923cm" svg:y2="10.615cm">
          <text:p/>
        </draw:line>
        <draw:frame draw:style-name="gr4" draw:text-style-name="P4" draw:layer="layout" svg:width="0.352cm" svg:height="0.412cm" svg:x="13.828cm" svg:y="10.679cm">
          <draw:text-box>
            <text:p text:style-name="P3"><text:span text:style-name="T1">2</text:span></text:p>
          </draw:text-box>
        </draw:frame>
        <draw:line draw:style-name="gr3" draw:text-style-name="P2" draw:layer="layout" svg:x1="17.908cm" svg:y1="10.491cm" svg:x2="17.908cm" svg:y2="10.615cm">
          <text:p/>
        </draw:line>
        <draw:frame draw:style-name="gr4" draw:text-style-name="P4" draw:layer="layout" svg:width="0.352cm" svg:height="0.412cm" svg:x="15.812cm" svg:y="10.679cm">
          <draw:text-box>
            <text:p text:style-name="P3"><text:span text:style-name="T1">3</text:span></text:p>
          </draw:text-box>
        </draw:frame>
        <draw:frame draw:style-name="gr4" draw:text-style-name="P4" draw:layer="layout" svg:width="0.352cm" svg:height="0.412cm" svg:x="17.796cm" svg:y="10.679cm">
          <draw:text-box>
            <text:p text:style-name="P3"><text:span text:style-name="T1">4</text:span></text:p>
          </draw:text-box>
        </draw:frame>
        <draw:line draw:style-name="gr3" draw:text-style-name="P2" draw:layer="layout" svg:x1="9.971cm" svg:y1="10.491cm" svg:x2="9.847cm" svg:y2="10.491cm">
          <text:p/>
        </draw:line>
        <draw:frame draw:style-name="gr4" draw:text-style-name="P4" draw:layer="layout" svg:width="0.971cm" svg:height="0.412cm" svg:x="13.453cm" svg:y="11.162cm">
          <draw:text-box>
            <text:p text:style-name="P3"><text:span text:style-name="T1">X (m)</text:span></text:p>
          </draw:text-box>
        </draw:frame>
        <draw:line draw:style-name="gr3" draw:text-style-name="P2" draw:layer="layout" svg:x1="9.971cm" svg:y1="8.614cm" svg:x2="9.847cm" svg:y2="8.614cm">
          <text:p/>
        </draw:line>
        <draw:frame draw:style-name="gr4" draw:text-style-name="P4" draw:layer="layout" svg:width="0.352cm" svg:height="0.412cm" svg:x="9.5cm" svg:y="10.298cm">
          <draw:text-box>
            <text:p text:style-name="P3"><text:span text:style-name="T1">0</text:span></text:p>
          </draw:text-box>
        </draw:frame>
        <draw:line draw:style-name="gr3" draw:text-style-name="P2" draw:layer="layout" svg:x1="9.971cm" svg:y1="6.736cm" svg:x2="9.847cm" svg:y2="6.736cm">
          <text:p/>
        </draw:line>
        <draw:frame draw:style-name="gr4" draw:text-style-name="P4" draw:layer="layout" svg:width="0.352cm" svg:height="0.412cm" svg:x="9.5cm" svg:y="8.421cm">
          <draw:text-box>
            <text:p text:style-name="P3"><text:span text:style-name="T1">1</text:span></text:p>
          </draw:text-box>
        </draw:frame>
        <draw:line draw:style-name="gr3" draw:text-style-name="P2" draw:layer="layout" svg:x1="9.971cm" svg:y1="4.859cm" svg:x2="9.847cm" svg:y2="4.859cm">
          <text:p/>
        </draw:line>
        <draw:frame draw:style-name="gr4" draw:text-style-name="P4" draw:layer="layout" svg:width="0.352cm" svg:height="0.412cm" svg:x="9.5cm" svg:y="6.543cm">
          <draw:text-box>
            <text:p text:style-name="P3"><text:span text:style-name="T1">2</text:span></text:p>
          </draw:text-box>
        </draw:frame>
        <draw:line draw:style-name="gr3" draw:text-style-name="P2" draw:layer="layout" svg:x1="9.971cm" svg:y1="2.981cm" svg:x2="9.847cm" svg:y2="2.981cm">
          <text:p/>
        </draw:line>
        <draw:frame draw:style-name="gr4" draw:text-style-name="P4" draw:layer="layout" svg:width="0.352cm" svg:height="0.412cm" svg:x="9.5cm" svg:y="4.666cm">
          <draw:text-box>
            <text:p text:style-name="P3"><text:span text:style-name="T1">3</text:span></text:p>
          </draw:text-box>
        </draw:frame>
        <draw:line draw:style-name="gr3" draw:text-style-name="P2" draw:layer="layout" svg:x1="9.971cm" svg:y1="1.104cm" svg:x2="9.847cm" svg:y2="1.104cm">
          <text:p/>
        </draw:line>
        <draw:frame draw:style-name="gr4" draw:text-style-name="P4" draw:layer="layout" svg:width="0.352cm" svg:height="0.412cm" svg:x="9.5cm" svg:y="2.788cm">
          <draw:text-box>
            <text:p text:style-name="P3"><text:span text:style-name="T1">4</text:span></text:p>
          </draw:text-box>
        </draw:frame>
        <draw:frame draw:style-name="gr4" draw:text-style-name="P4" draw:layer="layout" svg:width="0.352cm" svg:height="0.412cm" svg:x="9.5cm" svg:y="0.911cm">
          <draw:text-box>
            <text:p text:style-name="P3"><text:span text:style-name="T1">5</text:span></text:p>
          </draw:text-box>
        </draw:frame>
        <draw:line draw:style-name="gr5" draw:text-style-name="P2" draw:layer="layout" svg:x1="9.971cm" svg:y1="10.491cm" svg:x2="9.971cm" svg:y2="1.104cm">
          <text:p/>
        </draw:line>
        <draw:line draw:style-name="gr5" draw:text-style-name="P2" draw:layer="layout" svg:x1="17.908cm" svg:y1="10.491cm" svg:x2="17.908cm" svg:y2="1.104cm">
          <text:p/>
        </draw:line>
        <draw:line draw:style-name="gr5" draw:text-style-name="P2" draw:layer="layout" svg:x1="9.971cm" svg:y1="10.491cm" svg:x2="17.908cm" svg:y2="10.491cm">
          <text:p/>
        </draw:line>
        <draw:line draw:style-name="gr5" draw:text-style-name="P2" draw:layer="layout" svg:x1="9.971cm" svg:y1="1.104cm" svg:x2="17.908cm" svg:y2="1.104cm">
          <text:p/>
        </draw:line>
        <draw:polygon draw:style-name="gr1" draw:text-style-name="P1" draw:layer="layout" svg:width="7.947cm" svg:height="9.387cm" svg:x="18.721cm" svg:y="1.104cm" svg:viewBox="0 0 7948 9388" draw:points="0,0 7948,0 7948,9388 0,9388">
          <text:p/>
        </draw:polygon>
        <draw:frame draw:style-name="gr2" draw:text-style-name="P2" draw:layer="layout" svg:width="7.949cm" svg:height="9.397cm" svg:x="18.721cm" svg:y="1.094cm">
          <draw:image xlink:href="Pictures/1000000000000139000001729781C761.png" xlink:type="simple" xlink:show="embed" xlink:actuate="onLoad" draw:mime-type="image/png">
            <text:p/>
          </draw:image>
        </draw:frame>
        <draw:line draw:style-name="gr3" draw:text-style-name="P2" draw:layer="layout" svg:x1="18.721cm" svg:y1="10.491cm" svg:x2="18.721cm" svg:y2="10.615cm">
          <text:p/>
        </draw:line>
        <draw:line draw:style-name="gr3" draw:text-style-name="P2" draw:layer="layout" svg:x1="20.708cm" svg:y1="10.491cm" svg:x2="20.708cm" svg:y2="10.615cm">
          <text:p/>
        </draw:line>
        <draw:frame draw:style-name="gr4" draw:text-style-name="P4" draw:layer="layout" svg:width="0.352cm" svg:height="0.412cm" svg:x="18.609cm" svg:y="10.679cm">
          <draw:text-box>
            <text:p text:style-name="P3"><text:span text:style-name="T1">0</text:span></text:p>
          </draw:text-box>
        </draw:frame>
        <draw:line draw:style-name="gr3" draw:text-style-name="P2" draw:layer="layout" svg:x1="22.695cm" svg:y1="10.491cm" svg:x2="22.695cm" svg:y2="10.615cm">
          <text:p/>
        </draw:line>
        <draw:frame draw:style-name="gr4" draw:text-style-name="P4" draw:layer="layout" svg:width="0.352cm" svg:height="0.412cm" svg:x="20.596cm" svg:y="10.679cm">
          <draw:text-box>
            <text:p text:style-name="P3"><text:span text:style-name="T1">1</text:span></text:p>
          </draw:text-box>
        </draw:frame>
        <draw:line draw:style-name="gr3" draw:text-style-name="P2" draw:layer="layout" svg:x1="24.681cm" svg:y1="10.491cm" svg:x2="24.681cm" svg:y2="10.615cm">
          <text:p/>
        </draw:line>
        <draw:frame draw:style-name="gr4" draw:text-style-name="P4" draw:layer="layout" svg:width="0.352cm" svg:height="0.412cm" svg:x="22.583cm" svg:y="10.679cm">
          <draw:text-box>
            <text:p text:style-name="P3"><text:span text:style-name="T1">2</text:span></text:p>
          </draw:text-box>
        </draw:frame>
        <draw:line draw:style-name="gr3" draw:text-style-name="P2" draw:layer="layout" svg:x1="26.668cm" svg:y1="10.491cm" svg:x2="26.668cm" svg:y2="10.615cm">
          <text:p/>
        </draw:line>
        <draw:frame draw:style-name="gr4" draw:text-style-name="P4" draw:layer="layout" svg:width="0.352cm" svg:height="0.412cm" svg:x="24.57cm" svg:y="10.679cm">
          <draw:text-box>
            <text:p text:style-name="P3"><text:span text:style-name="T1">3</text:span></text:p>
          </draw:text-box>
        </draw:frame>
        <draw:frame draw:style-name="gr4" draw:text-style-name="P4" draw:layer="layout" svg:width="0.352cm" svg:height="0.412cm" svg:x="26.557cm" svg:y="10.679cm">
          <draw:text-box>
            <text:p text:style-name="P3"><text:span text:style-name="T1">4</text:span></text:p>
          </draw:text-box>
        </draw:frame>
        <draw:line draw:style-name="gr3" draw:text-style-name="P2" draw:layer="layout" svg:x1="18.721cm" svg:y1="10.491cm" svg:x2="18.597cm" svg:y2="10.491cm">
          <text:p/>
        </draw:line>
        <draw:frame draw:style-name="gr4" draw:text-style-name="P4" draw:layer="layout" svg:width="0.971cm" svg:height="0.412cm" svg:x="22.208cm" svg:y="11.162cm">
          <draw:text-box>
            <text:p text:style-name="P3"><text:span text:style-name="T1">X (m)</text:span></text:p>
          </draw:text-box>
        </draw:frame>
        <draw:line draw:style-name="gr3" draw:text-style-name="P2" draw:layer="layout" svg:x1="18.721cm" svg:y1="8.614cm" svg:x2="18.597cm" svg:y2="8.614cm">
          <text:p/>
        </draw:line>
        <draw:frame draw:style-name="gr4" draw:text-style-name="P4" draw:layer="layout" svg:width="0.352cm" svg:height="0.412cm" svg:x="18.25cm" svg:y="10.298cm">
          <draw:text-box>
            <text:p text:style-name="P3"><text:span text:style-name="T1">0</text:span></text:p>
          </draw:text-box>
        </draw:frame>
        <draw:line draw:style-name="gr3" draw:text-style-name="P2" draw:layer="layout" svg:x1="18.721cm" svg:y1="6.736cm" svg:x2="18.597cm" svg:y2="6.736cm">
          <text:p/>
        </draw:line>
        <draw:frame draw:style-name="gr4" draw:text-style-name="P4" draw:layer="layout" svg:width="0.352cm" svg:height="0.412cm" svg:x="18.25cm" svg:y="8.421cm">
          <draw:text-box>
            <text:p text:style-name="P3"><text:span text:style-name="T1">1</text:span></text:p>
          </draw:text-box>
        </draw:frame>
        <draw:line draw:style-name="gr3" draw:text-style-name="P2" draw:layer="layout" svg:x1="18.721cm" svg:y1="4.859cm" svg:x2="18.597cm" svg:y2="4.859cm">
          <text:p/>
        </draw:line>
        <draw:frame draw:style-name="gr4" draw:text-style-name="P4" draw:layer="layout" svg:width="0.352cm" svg:height="0.412cm" svg:x="18.25cm" svg:y="6.543cm">
          <draw:text-box>
            <text:p text:style-name="P3"><text:span text:style-name="T1">2</text:span></text:p>
          </draw:text-box>
        </draw:frame>
        <draw:line draw:style-name="gr3" draw:text-style-name="P2" draw:layer="layout" svg:x1="18.721cm" svg:y1="2.981cm" svg:x2="18.597cm" svg:y2="2.981cm">
          <text:p/>
        </draw:line>
        <draw:frame draw:style-name="gr4" draw:text-style-name="P4" draw:layer="layout" svg:width="0.352cm" svg:height="0.412cm" svg:x="18.25cm" svg:y="4.666cm">
          <draw:text-box>
            <text:p text:style-name="P3"><text:span text:style-name="T1">3</text:span></text:p>
          </draw:text-box>
        </draw:frame>
        <draw:line draw:style-name="gr3" draw:text-style-name="P2" draw:layer="layout" svg:x1="18.721cm" svg:y1="1.104cm" svg:x2="18.597cm" svg:y2="1.104cm">
          <text:p/>
        </draw:line>
        <draw:frame draw:style-name="gr4" draw:text-style-name="P4" draw:layer="layout" svg:width="0.352cm" svg:height="0.412cm" svg:x="18.25cm" svg:y="2.788cm">
          <draw:text-box>
            <text:p text:style-name="P3"><text:span text:style-name="T1">4</text:span></text:p>
          </draw:text-box>
        </draw:frame>
        <draw:frame draw:style-name="gr4" draw:text-style-name="P4" draw:layer="layout" svg:width="0.352cm" svg:height="0.412cm" svg:x="18.25cm" svg:y="0.911cm">
          <draw:text-box>
            <text:p text:style-name="P3"><text:span text:style-name="T1">5</text:span></text:p>
          </draw:text-box>
        </draw:frame>
        <draw:line draw:style-name="gr5" draw:text-style-name="P2" draw:layer="layout" svg:x1="18.721cm" svg:y1="10.491cm" svg:x2="18.721cm" svg:y2="1.104cm">
          <text:p/>
        </draw:line>
        <draw:line draw:style-name="gr5" draw:text-style-name="P2" draw:layer="layout" svg:x1="26.668cm" svg:y1="10.491cm" svg:x2="26.668cm" svg:y2="1.104cm">
          <text:p/>
        </draw:line>
        <draw:line draw:style-name="gr5" draw:text-style-name="P2" draw:layer="layout" svg:x1="18.721cm" svg:y1="10.491cm" svg:x2="26.668cm" svg:y2="10.491cm">
          <text:p/>
        </draw:line>
        <draw:line draw:style-name="gr5" draw:text-style-name="P2" draw:layer="layout" svg:x1="18.721cm" svg:y1="1.104cm" svg:x2="26.668cm" svg:y2="1.104cm">
          <text:p/>
        </draw:line>
        <draw:polygon draw:style-name="gr1" draw:text-style-name="P1" draw:layer="layout" svg:width="0.469cm" svg:height="9.387cm" svg:x="27.165cm" svg:y="1.104cm" svg:viewBox="0 0 470 9388" draw:points="0,0 470,0 470,9388 0,9388">
          <text:p/>
        </draw:polygon>
        <draw:frame draw:style-name="gr2" draw:text-style-name="P2" draw:layer="layout" svg:width="0.456cm" svg:height="9.372cm" svg:x="27.177cm" svg:y="1.114cm">
          <draw:image xlink:href="Pictures/100000000000001200000171778A9B5E.png" xlink:type="simple" xlink:show="embed" xlink:actuate="onLoad" draw:mime-type="image/png">
            <text:p/>
          </draw:image>
        </draw:frame>
        <draw:line draw:style-name="gr3" draw:text-style-name="P2" draw:layer="layout" svg:x1="27.634cm" svg:y1="10.491cm" svg:x2="27.758cm" svg:y2="10.491cm">
          <text:p/>
        </draw:line>
        <draw:line draw:style-name="gr3" draw:text-style-name="P2" draw:layer="layout" svg:x1="27.634cm" svg:y1="8.614cm" svg:x2="27.758cm" svg:y2="8.614cm">
          <text:p/>
        </draw:line>
        <draw:frame draw:style-name="gr4" draw:text-style-name="P4" draw:layer="layout" svg:width="0.561cm" svg:height="0.412cm" svg:x="27.882cm" svg:y="10.298cm">
          <draw:text-box>
            <text:p text:style-name="P3"><text:span text:style-name="T1">0.0</text:span></text:p>
          </draw:text-box>
        </draw:frame>
        <draw:line draw:style-name="gr3" draw:text-style-name="P2" draw:layer="layout" svg:x1="27.634cm" svg:y1="6.736cm" svg:x2="27.758cm" svg:y2="6.736cm">
          <text:p/>
        </draw:line>
        <draw:frame draw:style-name="gr4" draw:text-style-name="P4" draw:layer="layout" svg:width="0.561cm" svg:height="0.412cm" svg:x="27.882cm" svg:y="8.421cm">
          <draw:text-box>
            <text:p text:style-name="P3"><text:span text:style-name="T1">0.2</text:span></text:p>
          </draw:text-box>
        </draw:frame>
        <draw:line draw:style-name="gr3" draw:text-style-name="P2" draw:layer="layout" svg:x1="27.634cm" svg:y1="4.859cm" svg:x2="27.758cm" svg:y2="4.859cm">
          <text:p/>
        </draw:line>
        <draw:frame draw:style-name="gr4" draw:text-style-name="P4" draw:layer="layout" svg:width="0.561cm" svg:height="0.412cm" svg:x="27.882cm" svg:y="6.543cm">
          <draw:text-box>
            <text:p text:style-name="P3"><text:span text:style-name="T1">0.4</text:span></text:p>
          </draw:text-box>
        </draw:frame>
        <draw:line draw:style-name="gr3" draw:text-style-name="P2" draw:layer="layout" svg:x1="27.634cm" svg:y1="2.981cm" svg:x2="27.758cm" svg:y2="2.981cm">
          <text:p/>
        </draw:line>
        <draw:frame draw:style-name="gr4" draw:text-style-name="P4" draw:layer="layout" svg:width="0.561cm" svg:height="0.412cm" svg:x="27.882cm" svg:y="4.666cm">
          <draw:text-box>
            <text:p text:style-name="P3"><text:span text:style-name="T1">0.6</text:span></text:p>
          </draw:text-box>
        </draw:frame>
        <draw:line draw:style-name="gr3" draw:text-style-name="P2" draw:layer="layout" svg:x1="27.634cm" svg:y1="1.104cm" svg:x2="27.758cm" svg:y2="1.104cm">
          <text:p/>
        </draw:line>
        <draw:frame draw:style-name="gr4" draw:text-style-name="P4" draw:layer="layout" svg:width="0.561cm" svg:height="0.412cm" svg:x="27.882cm" svg:y="2.788cm">
          <draw:text-box>
            <text:p text:style-name="P3"><text:span text:style-name="T1">0.8</text:span></text:p>
          </draw:text-box>
        </draw:frame>
        <draw:frame draw:style-name="gr4" draw:text-style-name="P4" draw:layer="layout" svg:width="0.561cm" svg:height="0.412cm" svg:x="27.882cm" svg:y="0.911cm">
          <draw:text-box>
            <text:p text:style-name="P3"><text:span text:style-name="T1">1.0</text:span></text:p>
          </draw:text-box>
        </draw:frame>
        <draw:polygon draw:style-name="gr5" draw:text-style-name="P2" draw:layer="layout" svg:width="0.469cm" svg:height="9.387cm" svg:x="27.165cm" svg:y="1.104cm" svg:viewBox="0 0 470 9388" draw:points="0,0 470,0 470,9388 0,9388">
          <text:p/>
        </draw:polygon>
        <draw:frame draw:style-name="gr4" draw:text-style-name="P4" draw:layer="layout" svg:width="0.709cm" svg:height="0.412cm" draw:transform="rotate (1.5707963267949) translate (28.525cm 6.153cm)">
          <draw:text-box>
            <text:p text:style-name="P3"><text:span text:style-name="T1">BER</text:span></text:p>
          </draw:text-box>
        </draw:frame>
        <draw:frame draw:style-name="gr6" draw:text-style-name="P5" draw:layer="layout" svg:width="4.038cm" svg:height="0.497cm" svg:x="11.75cm" svg:y="0.5cm">
          <draw:text-box>
            <text:p text:style-name="P3"><text:span text:style-name="T2">Razão cíclica = 0,5</text:span></text:p>
          </draw:text-box>
        </draw:frame>
        <draw:frame draw:style-name="gr6" draw:text-style-name="P5" draw:layer="layout" svg:width="4.038cm" svg:height="0.497cm" svg:x="20.75cm" svg:y="0.5cm">
          <draw:text-box>
            <text:p text:style-name="P3"><text:span text:style-name="T2">Razão cíclica = 0,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2cm" fo:margin-left="0cm" fo:margin-right="0cm" fo:page-width="29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12-15T14:37:15.220370400</dc:date>
    <meta:editing-duration>PT6M35S</meta:editing-duration>
    <meta:editing-cycles>1</meta:editing-cycles>
    <meta:document-statistic meta:object-count="107"/>
    <meta:generator>LibreOffice/25.8.3.2$Windows_X86_64 LibreOffice_project/8ca8d55c161d602844f5428fa4b58097424e324e</meta:generator>
  </office:meta>
</office:document-meta>
</file>